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.encod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Util.writeDOM( String location , Parameters typeParameters , SourceParameters parameters , DocumentFragment frag , SourceResolver resolver , String serializer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XMLUtil.decode(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